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Cantarell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 style:list-style-name="L1">
      <style:paragraph-properties fo:line-height="100%"/>
      <style:text-properties style:font-name="Cantarell" fo:font-size="14pt" style:font-size-asian="14pt" style:font-size-complex="14pt"/>
    </style:style>
    <style:style style:name="P3" style:family="paragraph" style:parent-style-name="Standard" style:list-style-name="L2">
      <style:paragraph-properties fo:line-height="100%"/>
      <style:text-properties style:font-name="Cantarell" fo:font-size="14pt" style:font-size-asian="14pt" style:font-size-complex="14pt"/>
    </style:style>
    <style:style style:name="P4" style:family="paragraph" style:parent-style-name="Standard" style:list-style-name="L2">
      <style:paragraph-properties fo:line-height="100%"/>
      <style:text-properties style:font-name="Cantarell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 style:list-style-name="L2">
      <style:paragraph-properties fo:line-height="100%"/>
      <style:text-properties style:font-name="Cantarell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2">
      <style:paragraph-properties fo:line-height="100%"/>
      <style:text-properties fo:font-variant="normal" fo:text-transform="none" fo:color="#222222" style:font-name="Cantarell" fo:font-size="14pt" fo:letter-spacing="normal" fo:font-style="normal" fo:font-weight="normal" style:font-size-asian="14pt" style:font-size-complex="14pt"/>
    </style:style>
    <style:style style:name="P7" style:family="paragraph" style:parent-style-name="Standard" style:list-style-name="L2">
      <style:paragraph-properties fo:margin-left="0.7602in" fo:margin-right="0in" fo:line-height="100%" fo:text-indent="-0.0728in" style:auto-text-indent="false">
        <style:tab-stops/>
      </style:paragraph-properties>
      <style:text-properties style:font-name="Cantarell" fo:font-size="14pt" style:font-size-asian="14pt" style:font-size-complex="14pt"/>
    </style:style>
    <style:style style:name="T1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Work Report ( period 1.4.2015 to 30.4.2015) by RRU</text:p>
      <text:list xml:id="list426852037" text:style-name="L1">
        <text:list-header>
          <text:p text:style-name="P2"/>
        </text:list-header>
      </text:list>
      <text:list xml:id="list1475880270" text:style-name="L2">
        <text:list-item>
          <text:list>
            <text:list-item>
              <text:list>
                <text:list-item>
                  <text:p text:style-name="P4">Went to All Central Square antenna for installing L2 N/W switch &amp; One MCM card for two sub-system. <text:s/>(OF+SEN). Successfully installed all the required in all Central Square antennae.</text:p>
                  <text:p text:style-name="P5"/>
                </text:list-item>
                <text:list-item>
                  <text:p text:style-name="P6">Installed L2 N/W switch &amp; One MCM card for two sub-system in C13,W01,E02,S01 &amp; S03 antennas. Tested Online_v2 software with all 15 antennas, everything worked working fine.Gave commands from Online_v2 terminal, GUI &amp; Python Environment.</text:p>
                  <text:p text:style-name="P6"/>
                </text:list-item>
                <text:list-item>
                  <text:p text:style-name="P3">Went to C04, successfully tested C04 antenna OF + Sentinel system. Successfully tested 15 antennae OF+Sentinel system using Online_v2 software. </text:p>
                  <text:p text:style-name="P3"/>
                </text:list-item>
                <text:list-item>
                  <text:p text:style-name="P3">Tested 16 antennae system with Online_v2 software successfully for around 10 days during April MTAC period.</text:p>
                  <text:p text:style-name="P3"/>
                </text:list-item>
                <text:list-item>
                  <text:p text:style-name="P3">Gave demo of our Online_v2 software to the Center Director. </text:p>
                  <text:p text:style-name="P3"/>
                </text:list-item>
                <text:list-item>
                  <text:p text:style-name="P3">Prepared presentation on Online_v2 software &amp; gave it on 23<text:span text:style-name="T1">rd</text:span> April 2015 in GMRT conference room.</text:p>
                  <text:p text:style-name="P3"/>
                </text:list-item>
                <text:list-item>
                  <text:p text:style-name="P3">Went to C05 &amp; C06 antenna. FPS system tested successfully in C05 antenna.In C06 there was some OF system problem.</text:p>
                  <text:p text:style-name="P3"/>
                </text:list-item>
                <text:list-item>
                  <text:p text:style-name="P3">Fixed the problem faced by FE people related to mcmtest software.</text:p>
                  <text:p text:style-name="P3"/>
                </text:list-item>
                <text:list-item>
                  <text:p text:style-name="P3">Attended Plan meeting &amp; gave status update about Online_v2 software.</text:p>
                  <text:p text:style-name="P3"/>
                </text:list-item>
                <text:list-item>
                  <text:p text:style-name="P7"><text:s/>S01 antenna had frequent ABC timeout problem, went to S01 antenna &amp; gave power reset to ABC PIU, which solved the problem. </text:p>
                  <text:p text:style-name="P3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4-04-30T17:26:34</meta:creation-date>
    <dc:date>2015-04-30T17:23:58</dc:date>
    <dc:creator>teleset </dc:creator>
    <meta:editing-duration>PT29M7S</meta:editing-duration>
    <meta:editing-cycles>17</meta:editing-cycles>
    <meta:generator>LibreOffice/3.4$Linux LibreOffice_project/340m1$Build-602</meta:generator>
    <meta:document-statistic meta:table-count="0" meta:image-count="0" meta:object-count="0" meta:page-count="1" meta:paragraph-count="11" meta:word-count="211" meta:character-count="1273" meta:non-whitespace-character-count="1074"/>
  </office:meta>
</office:document-meta>
</file>